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ill Sans" fo:font-size="12pt" fo:language="en" fo:country="GB" fo:font-weight="bold" style:font-size-asian="12pt" style:font-weight-asian="bold" style:font-size-complex="12pt"/>
    </style:style>
    <style:style style:name="P2" style:family="paragraph" style:parent-style-name="Standard">
      <style:text-properties style:font-name="Gill Sans" fo:font-size="12pt" fo:language="en" fo:country="GB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Gill Sans" fo:font-size="12pt" fo:language="en" fo:country="GB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font-name="Gill Sans" fo:font-size="12pt" fo:language="en" fo:country="GB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style:font-name="Gill Sans" fo:font-size="12pt" fo:language="en" fo:country="GB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Gill Sans" fo:font-size="12pt" fo:language="en" fo:country="GB" fo:font-weight="normal" style:font-size-asian="12pt" style:font-weight-asian="normal" style:font-size-complex="12pt" style:font-weight-complex="normal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Gill Sans" fo:font-size="12pt" fo:language="en" fo:country="GB" fo:font-weight="bold" style:font-size-asian="12pt" style:font-weight-asian="bold" style:font-size-complex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 style:font-style-complex="italic"/>
    </style:style>
    <style:style style:name="T3" style:family="text">
      <style:text-properties fo:language="en" fo:country="GB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/>KAKANIA</text:h>
      <text:p text:style-name="P7">Read Me</text:p>
      <text:p text:style-name="P1"/>
      <text:p text:style-name="P2">Most of the works in this exhibition are concerned with the period leading up to the fall of the Austria-Hungarian empire, and the tumultuous times that followed. Through an exploitation of different image rendering technologies , the works are framed in aesthetics both contemporary and historical. The works constitutes an attempt to broaden the perspective through which the diagnosis of our own times is determined.</text:p>
      <text:p text:style-name="P2"/>
      <text:p text:style-name="P3"><text:span text:style-name="T2">Kakania</text:span><text:span text:style-name="T1"> is a noun that was used to describe the Austria-Hungarian monarchy as a state of mind; bureaucratic and comfortably numb in its old ways, its lack of political ambition was accompanied by a flourishing collective imagination, which manifested itself in an array of magnificent paintings, music, architecture and literature. It is also the title of a chapter in the first volume of </text:span><text:span text:style-name="T2">The Man Without Qualities </text:span><text:span text:style-name="T3">by Robert Musil.</text:span></text:p>
      <text:p text:style-name="P2"/>
      <text:p text:style-name="P2"/>
      <text:p text:style-name="P2"/>
      <text:p text:style-name="P2">The aftermath of Kakania displays how the most contraversial and, or beautiful work is produced within times of economic tension, distress and turmoil. <text:s/>This open source that offers the audience different sources of Niels' artistic production. There are four steps to his production: </text:p>
      <text:p text:style-name="P2"/>
      <text:p text:style-name="P2">Steps of production:</text:p>
      <text:p text:style-name="P2"/>
      <text:list xml:id="list1360441019" text:style-name="L1">
        <text:list-item>
          <text:p text:style-name="P4">Gathering of material:</text:p>
          <text:p text:style-name="P4">dissertation research.</text:p>
        </text:list-item>
      </text:list>
      <text:p text:style-name="P2"/>
      <text:p text:style-name="P2">Central European culture during the Pre WW1 and post WW2 period.</text:p>
      <text:p text:style-name="P2"/>
      <text:p text:style-name="P2">'The Man Without Qualities'</text:p>
      <text:p text:style-name="P2"/>
      <text:p text:style-name="P2">Memorials </text:p>
      <text:p text:style-name="P2"/>
      <text:p text:style-name="P2">Symbols from the era from the internet.</text:p>
      <text:p text:style-name="P2"/>
      <text:p text:style-name="P2">Lazer craft as a tool of mechanical reproduction. </text:p>
      <text:p text:style-name="P2"/>
      <text:list xml:id="list820400770" text:style-name="L2">
        <text:list-item>
          <text:p text:style-name="P5">Production:</text:p>
          <text:p text:style-name="P5">vector drawing</text:p>
          <text:p text:style-name="P5">assembling</text:p>
          <text:p text:style-name="P5">production</text:p>
        </text:list-item>
      </text:list>
      <text:p text:style-name="P2"/>
      <text:p text:style-name="P2"/>
      <text:list xml:id="list1777311696" text:style-name="L3">
        <text:list-item>
          <text:list>
            <text:list-item>
              <text:p text:style-name="P6">Action</text:p>
            </text:list-item>
            <text:list-item>
              <text:p text:style-name="P6">Documentation</text:p>
            </text:list-item>
            <text:list-item>
              <text:p text:style-name="P6"><text:s/>Presentation (exhibition)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bstract element within his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els Bugge</meta:initial-creator>
    <meta:creation-date>2014-04-17T12:48:55</meta:creation-date>
    <dc:date>2014-04-17T16:14:39</dc:date>
    <dc:creator>Niels Bugge</dc:creator>
    <meta:editing-duration>PT2M45S</meta:editing-duration>
    <meta:editing-cycles>1</meta:editing-cycles>
    <meta:generator>OpenOffice.org/3.3$Unix OpenOffice.org_project/330m20$Build-9567</meta:generator>
    <meta:document-statistic meta:table-count="0" meta:image-count="0" meta:object-count="0" meta:page-count="2" meta:paragraph-count="21" meta:word-count="239" meta:character-count="1539"/>
  </office:meta>
</office:document-meta>
</file>